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817866666667" calcext:value-type="float">
            <text:p>1.06818</text:p>
          </table:table-cell>
          <table:table-cell office:value-type="float" office:value="3.00437333333333" calcext:value-type="float">
            <text:p>3.00437</text:p>
          </table:table-cell>
          <table:table-cell office:value-type="float" office:value="1.7768" calcext:value-type="float">
            <text:p>1.77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792133333333" calcext:value-type="float">
            <text:p>1.17792</text:p>
          </table:table-cell>
          <table:table-cell office:value-type="float" office:value="2.939128" calcext:value-type="float">
            <text:p>2.93913</text:p>
          </table:table-cell>
          <table:table-cell office:value-type="float" office:value="2.551504" calcext:value-type="float">
            <text:p>2.5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4112533333333" calcext:value-type="float">
            <text:p>1.54113</text:p>
          </table:table-cell>
          <table:table-cell office:value-type="float" office:value="2.868292" calcext:value-type="float">
            <text:p>2.86829</text:p>
          </table:table-cell>
          <table:table-cell office:value-type="float" office:value="3.603984" calcext:value-type="float">
            <text:p>3.603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21776666666667" calcext:value-type="float">
            <text:p>1.21777</text:p>
          </table:table-cell>
          <table:table-cell office:value-type="float" office:value="2.78772133333333" calcext:value-type="float">
            <text:p>2.78772</text:p>
          </table:table-cell>
          <table:table-cell office:value-type="float" office:value="2.597136" calcext:value-type="float">
            <text:p>2.59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49699733333333" calcext:value-type="float">
            <text:p>1.497</text:p>
          </table:table-cell>
          <table:table-cell office:value-type="float" office:value="2.76863733333333" calcext:value-type="float">
            <text:p>2.76864</text:p>
          </table:table-cell>
          <table:table-cell office:value-type="float" office:value="3.706048" calcext:value-type="float">
            <text:p>3.7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20092" calcext:value-type="float">
            <text:p>1.52009</text:p>
          </table:table-cell>
          <table:table-cell office:value-type="float" office:value="2.70637866666667" calcext:value-type="float">
            <text:p>2.70638</text:p>
          </table:table-cell>
          <table:table-cell office:value-type="float" office:value="4.042224" calcext:value-type="float">
            <text:p>4.042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2518133333333" calcext:value-type="float">
            <text:p>1.32518</text:p>
          </table:table-cell>
          <table:table-cell office:value-type="float" office:value="2.67590266666667" calcext:value-type="float">
            <text:p>2.6759</text:p>
          </table:table-cell>
          <table:table-cell office:value-type="float" office:value="3.03336" calcext:value-type="float">
            <text:p>3.03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449866666667" calcext:value-type="float">
            <text:p>1.2645</text:p>
          </table:table-cell>
          <table:table-cell office:value-type="float" office:value="2.656276" calcext:value-type="float">
            <text:p>2.65628</text:p>
          </table:table-cell>
          <table:table-cell office:value-type="float" office:value="2.746976" calcext:value-type="float">
            <text:p>2.746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0076133333333" calcext:value-type="float">
            <text:p>1.10076</text:p>
          </table:table-cell>
          <table:table-cell office:value-type="float" office:value="2.63319466666667" calcext:value-type="float">
            <text:p>2.63319</text:p>
          </table:table-cell>
          <table:table-cell office:value-type="float" office:value="1.286384" calcext:value-type="float">
            <text:p>1.28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70697333333333" calcext:value-type="float">
            <text:p>0.9707</text:p>
          </table:table-cell>
          <table:table-cell office:value-type="float" office:value="2.631936" calcext:value-type="float">
            <text:p>2.63194</text:p>
          </table:table-cell>
          <table:table-cell office:value-type="float" office:value="1.186432" calcext:value-type="float">
            <text:p>1.18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5191466666667" calcext:value-type="float">
            <text:p>1.15191</text:p>
          </table:table-cell>
          <table:table-cell office:value-type="float" office:value="2.558208" calcext:value-type="float">
            <text:p>2.55821</text:p>
          </table:table-cell>
          <table:table-cell office:value-type="float" office:value="2.207536" calcext:value-type="float">
            <text:p>2.20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8826666666667" calcext:value-type="float">
            <text:p>1.18827</text:p>
          </table:table-cell>
          <table:table-cell office:value-type="float" office:value="2.494952" calcext:value-type="float">
            <text:p>2.49495</text:p>
          </table:table-cell>
          <table:table-cell office:value-type="float" office:value="2.005104" calcext:value-type="float">
            <text:p>2.00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0986133333333" calcext:value-type="float">
            <text:p>1.20986</text:p>
          </table:table-cell>
          <table:table-cell office:value-type="float" office:value="2.416684" calcext:value-type="float">
            <text:p>2.41668</text:p>
          </table:table-cell>
          <table:table-cell office:value-type="float" office:value="2.048208" calcext:value-type="float">
            <text:p>2.04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242666666667" calcext:value-type="float">
            <text:p>1.62243</text:p>
          </table:table-cell>
          <table:table-cell office:value-type="float" office:value="2.414148" calcext:value-type="float">
            <text:p>2.41415</text:p>
          </table:table-cell>
          <table:table-cell office:value-type="float" office:value="4.053872" calcext:value-type="float">
            <text:p>4.053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6744" calcext:value-type="float">
            <text:p>1.00674</text:p>
          </table:table-cell>
          <table:table-cell office:value-type="float" office:value="2.405352" calcext:value-type="float">
            <text:p>2.40535</text:p>
          </table:table-cell>
          <table:table-cell office:value-type="float" office:value="1.297616" calcext:value-type="float">
            <text:p>1.297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699733333333" calcext:value-type="float">
            <text:p>1.627</text:p>
          </table:table-cell>
          <table:table-cell office:value-type="float" office:value="2.72597333333333" calcext:value-type="float">
            <text:p>2.72597</text:p>
          </table:table-cell>
          <table:table-cell office:value-type="float" office:value="4.58424" calcext:value-type="float">
            <text:p>4.58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0406533333333" calcext:value-type="float">
            <text:p>1.60407</text:p>
          </table:table-cell>
          <table:table-cell office:value-type="float" office:value="2.739036" calcext:value-type="float">
            <text:p>2.73904</text:p>
          </table:table-cell>
          <table:table-cell office:value-type="float" office:value="4.385856" calcext:value-type="float">
            <text:p>4.385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02852" calcext:value-type="float">
            <text:p>1.60285</text:p>
          </table:table-cell>
          <table:table-cell office:value-type="float" office:value="2.916668" calcext:value-type="float">
            <text:p>2.91667</text:p>
          </table:table-cell>
          <table:table-cell office:value-type="float" office:value="4.315248" calcext:value-type="float">
            <text:p>4.315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5835066666667" calcext:value-type="float">
            <text:p>1.55835</text:p>
          </table:table-cell>
          <table:table-cell office:value-type="float" office:value="2.422896" calcext:value-type="float">
            <text:p>2.4229</text:p>
          </table:table-cell>
          <table:table-cell office:value-type="float" office:value="4.23944" calcext:value-type="float">
            <text:p>4.239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555" calcext:value-type="float">
            <text:p>1.5555</text:p>
          </table:table-cell>
          <table:table-cell office:value-type="float" office:value="2.83071333333333" calcext:value-type="float">
            <text:p>2.83071</text:p>
          </table:table-cell>
          <table:table-cell office:value-type="float" office:value="3.585824" calcext:value-type="float">
            <text:p>3.585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3340666666667" calcext:value-type="float">
            <text:p>1.53341</text:p>
          </table:table-cell>
          <table:table-cell office:value-type="float" office:value="2.904184" calcext:value-type="float">
            <text:p>2.90418</text:p>
          </table:table-cell>
          <table:table-cell office:value-type="float" office:value="4.368464" calcext:value-type="float">
            <text:p>4.36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1828133333333" calcext:value-type="float">
            <text:p>1.51828</text:p>
          </table:table-cell>
          <table:table-cell office:value-type="float" office:value="2.70121466666667" calcext:value-type="float">
            <text:p>2.70121</text:p>
          </table:table-cell>
          <table:table-cell office:value-type="float" office:value="4.179584" calcext:value-type="float">
            <text:p>4.179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230133333333" calcext:value-type="float">
            <text:p>1.4323</text:p>
          </table:table-cell>
          <table:table-cell office:value-type="float" office:value="2.76387466666667" calcext:value-type="float">
            <text:p>2.76387</text:p>
          </table:table-cell>
          <table:table-cell office:value-type="float" office:value="3.69592" calcext:value-type="float">
            <text:p>3.695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5753866666667" calcext:value-type="float">
            <text:p>1.35754</text:p>
          </table:table-cell>
          <table:table-cell office:value-type="float" office:value="2.46012666666667" calcext:value-type="float">
            <text:p>2.46013</text:p>
          </table:table-cell>
          <table:table-cell office:value-type="float" office:value="2.66408" calcext:value-type="float">
            <text:p>2.664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33037866666667" calcext:value-type="float">
            <text:p>1.33038</text:p>
          </table:table-cell>
          <table:table-cell office:value-type="float" office:value="2.66881066666667" calcext:value-type="float">
            <text:p>2.66881</text:p>
          </table:table-cell>
          <table:table-cell office:value-type="float" office:value="3.098752" calcext:value-type="float">
            <text:p>3.098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2806666666667" calcext:value-type="float">
            <text:p>1.32807</text:p>
          </table:table-cell>
          <table:table-cell office:value-type="float" office:value="2.694212" calcext:value-type="float">
            <text:p>2.69421</text:p>
          </table:table-cell>
          <table:table-cell office:value-type="float" office:value="2.744656" calcext:value-type="float">
            <text:p>2.744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8132" calcext:value-type="float">
            <text:p>1.31813</text:p>
          </table:table-cell>
          <table:table-cell office:value-type="float" office:value="2.64458133333333" calcext:value-type="float">
            <text:p>2.64458</text:p>
          </table:table-cell>
          <table:table-cell office:value-type="float" office:value="2.756608" calcext:value-type="float">
            <text:p>2.756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509333333333" calcext:value-type="float">
            <text:p>1.31509</text:p>
          </table:table-cell>
          <table:table-cell office:value-type="float" office:value="2.70030133333333" calcext:value-type="float">
            <text:p>2.7003</text:p>
          </table:table-cell>
          <table:table-cell office:value-type="float" office:value="2.742528" calcext:value-type="float">
            <text:p>2.74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286533333333" calcext:value-type="float">
            <text:p>1.31287</text:p>
          </table:table-cell>
          <table:table-cell office:value-type="float" office:value="2.700332" calcext:value-type="float">
            <text:p>2.70033</text:p>
          </table:table-cell>
          <table:table-cell office:value-type="float" office:value="2.7284" calcext:value-type="float">
            <text:p>2.72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31019066666667" calcext:value-type="float">
            <text:p>1.31019</text:p>
          </table:table-cell>
          <table:table-cell office:value-type="float" office:value="2.425976" calcext:value-type="float">
            <text:p>2.42598</text:p>
          </table:table-cell>
          <table:table-cell office:value-type="float" office:value="2.56792" calcext:value-type="float">
            <text:p>2.56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309456" calcext:value-type="float">
            <text:p>1.30946</text:p>
          </table:table-cell>
          <table:table-cell office:value-type="float" office:value="2.43166133333333" calcext:value-type="float">
            <text:p>2.43166</text:p>
          </table:table-cell>
          <table:table-cell office:value-type="float" office:value="2.435456" calcext:value-type="float">
            <text:p>2.43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02128" calcext:value-type="float">
            <text:p>1.30213</text:p>
          </table:table-cell>
          <table:table-cell office:value-type="float" office:value="2.68198266666667" calcext:value-type="float">
            <text:p>2.68198</text:p>
          </table:table-cell>
          <table:table-cell office:value-type="float" office:value="2.271888" calcext:value-type="float">
            <text:p>2.271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75392" calcext:value-type="float">
            <text:p>1.27539</text:p>
          </table:table-cell>
          <table:table-cell office:value-type="float" office:value="2.464988" calcext:value-type="float">
            <text:p>2.46499</text:p>
          </table:table-cell>
          <table:table-cell office:value-type="float" office:value="2.344032" calcext:value-type="float">
            <text:p>2.344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27224133333333" calcext:value-type="float">
            <text:p>1.27224</text:p>
          </table:table-cell>
          <table:table-cell office:value-type="float" office:value="2.64274666666667" calcext:value-type="float">
            <text:p>2.64275</text:p>
          </table:table-cell>
          <table:table-cell office:value-type="float" office:value="2.27048" calcext:value-type="float">
            <text:p>2.270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069866666667" calcext:value-type="float">
            <text:p>1.2707</text:p>
          </table:table-cell>
          <table:table-cell office:value-type="float" office:value="2.68813866666667" calcext:value-type="float">
            <text:p>2.68814</text:p>
          </table:table-cell>
          <table:table-cell office:value-type="float" office:value="2.875056" calcext:value-type="float">
            <text:p>2.875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6793333333333" calcext:value-type="float">
            <text:p>1.26793</text:p>
          </table:table-cell>
          <table:table-cell office:value-type="float" office:value="2.45079466666667" calcext:value-type="float">
            <text:p>2.45079</text:p>
          </table:table-cell>
          <table:table-cell office:value-type="float" office:value="2.357504" calcext:value-type="float">
            <text:p>2.35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6944" calcext:value-type="float">
            <text:p>1.25694</text:p>
          </table:table-cell>
          <table:table-cell office:value-type="float" office:value="2.51392933333333" calcext:value-type="float">
            <text:p>2.51393</text:p>
          </table:table-cell>
          <table:table-cell office:value-type="float" office:value="2.359808" calcext:value-type="float">
            <text:p>2.35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085466666667" calcext:value-type="float">
            <text:p>1.25085</text:p>
          </table:table-cell>
          <table:table-cell office:value-type="float" office:value="2.427452" calcext:value-type="float">
            <text:p>2.42745</text:p>
          </table:table-cell>
          <table:table-cell office:value-type="float" office:value="2.496752" calcext:value-type="float">
            <text:p>2.49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4651466666667" calcext:value-type="float">
            <text:p>1.24651</text:p>
          </table:table-cell>
          <table:table-cell office:value-type="float" office:value="2.453536" calcext:value-type="float">
            <text:p>2.45354</text:p>
          </table:table-cell>
          <table:table-cell office:value-type="float" office:value="2.271424" calcext:value-type="float">
            <text:p>2.271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4166933333333" calcext:value-type="float">
            <text:p>1.24167</text:p>
          </table:table-cell>
          <table:table-cell office:value-type="float" office:value="2.51756933333333" calcext:value-type="float">
            <text:p>2.51757</text:p>
          </table:table-cell>
          <table:table-cell office:value-type="float" office:value="2.412016" calcext:value-type="float">
            <text:p>2.412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3112" calcext:value-type="float">
            <text:p>1.23112</text:p>
          </table:table-cell>
          <table:table-cell office:value-type="float" office:value="2.49972" calcext:value-type="float">
            <text:p>2.49972</text:p>
          </table:table-cell>
          <table:table-cell office:value-type="float" office:value="2.336272" calcext:value-type="float">
            <text:p>2.336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393066666667" calcext:value-type="float">
            <text:p>1.22393</text:p>
          </table:table-cell>
          <table:table-cell office:value-type="float" office:value="2.76244266666667" calcext:value-type="float">
            <text:p>2.76244</text:p>
          </table:table-cell>
          <table:table-cell office:value-type="float" office:value="2.679808" calcext:value-type="float">
            <text:p>2.67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943066666667" calcext:value-type="float">
            <text:p>1.21943</text:p>
          </table:table-cell>
          <table:table-cell office:value-type="float" office:value="2.93867066666667" calcext:value-type="float">
            <text:p>2.93867</text:p>
          </table:table-cell>
          <table:table-cell office:value-type="float" office:value="2.614816" calcext:value-type="float">
            <text:p>2.614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1896" calcext:value-type="float">
            <text:p>1.2119</text:p>
          </table:table-cell>
          <table:table-cell office:value-type="float" office:value="2.43632666666667" calcext:value-type="float">
            <text:p>2.43633</text:p>
          </table:table-cell>
          <table:table-cell office:value-type="float" office:value="2.100432" calcext:value-type="float">
            <text:p>2.10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7279466666667" calcext:value-type="float">
            <text:p>1.17279</text:p>
          </table:table-cell>
          <table:table-cell office:value-type="float" office:value="2.535688" calcext:value-type="float">
            <text:p>2.53569</text:p>
          </table:table-cell>
          <table:table-cell office:value-type="float" office:value="2.258784" calcext:value-type="float">
            <text:p>2.258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5400666666667" calcext:value-type="float">
            <text:p>1.15401</text:p>
          </table:table-cell>
          <table:table-cell office:value-type="float" office:value="2.46902133333333" calcext:value-type="float">
            <text:p>2.46902</text:p>
          </table:table-cell>
          <table:table-cell office:value-type="float" office:value="1.997456" calcext:value-type="float">
            <text:p>1.997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3934266666667" calcext:value-type="float">
            <text:p>1.13934</text:p>
          </table:table-cell>
          <table:table-cell office:value-type="float" office:value="2.63819866666667" calcext:value-type="float">
            <text:p>2.6382</text:p>
          </table:table-cell>
          <table:table-cell office:value-type="float" office:value="1.919808" calcext:value-type="float">
            <text:p>1.91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12816" calcext:value-type="float">
            <text:p>1.11282</text:p>
          </table:table-cell>
          <table:table-cell office:value-type="float" office:value="2.528604" calcext:value-type="float">
            <text:p>2.5286</text:p>
          </table:table-cell>
          <table:table-cell office:value-type="float" office:value="1.477248" calcext:value-type="float">
            <text:p>1.47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663733333333" calcext:value-type="float">
            <text:p>1.10664</text:p>
          </table:table-cell>
          <table:table-cell office:value-type="float" office:value="2.65277066666667" calcext:value-type="float">
            <text:p>2.65277</text:p>
          </table:table-cell>
          <table:table-cell office:value-type="float" office:value="1.337968" calcext:value-type="float">
            <text:p>1.337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9299733333333" calcext:value-type="float">
            <text:p>1.093</text:p>
          </table:table-cell>
          <table:table-cell office:value-type="float" office:value="2.55126933333333" calcext:value-type="float">
            <text:p>2.55127</text:p>
          </table:table-cell>
          <table:table-cell office:value-type="float" office:value="1.491104" calcext:value-type="float">
            <text:p>1.49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072266666667" calcext:value-type="float">
            <text:p>1.08072</text:p>
          </table:table-cell>
          <table:table-cell office:value-type="float" office:value="2.64345333333333" calcext:value-type="float">
            <text:p>2.64345</text:p>
          </table:table-cell>
          <table:table-cell office:value-type="float" office:value="1.804864" calcext:value-type="float">
            <text:p>1.80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7031333333333" calcext:value-type="float">
            <text:p>1.07031</text:p>
          </table:table-cell>
          <table:table-cell office:value-type="float" office:value="2.26074666666667" calcext:value-type="float">
            <text:p>2.26075</text:p>
          </table:table-cell>
          <table:table-cell office:value-type="float" office:value="1.401696" calcext:value-type="float">
            <text:p>1.40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5718666666667" calcext:value-type="float">
            <text:p>1.05719</text:p>
          </table:table-cell>
          <table:table-cell office:value-type="float" office:value="2.23119333333333" calcext:value-type="float">
            <text:p>2.23119</text:p>
          </table:table-cell>
          <table:table-cell office:value-type="float" office:value="1.540704" calcext:value-type="float">
            <text:p>1.54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980666666667" calcext:value-type="float">
            <text:p>1.03981</text:p>
          </table:table-cell>
          <table:table-cell office:value-type="float" office:value="3.001992" calcext:value-type="float">
            <text:p>3.00199</text:p>
          </table:table-cell>
          <table:table-cell office:value-type="float" office:value="1.805952" calcext:value-type="float">
            <text:p>1.805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33576" calcext:value-type="float">
            <text:p>1.03358</text:p>
          </table:table-cell>
          <table:table-cell office:value-type="float" office:value="2.60821866666667" calcext:value-type="float">
            <text:p>2.60822</text:p>
          </table:table-cell>
          <table:table-cell office:value-type="float" office:value="1.439744" calcext:value-type="float">
            <text:p>1.439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2391066666667" calcext:value-type="float">
            <text:p>1.02391</text:p>
          </table:table-cell>
          <table:table-cell office:value-type="float" office:value="2.565768" calcext:value-type="float">
            <text:p>2.56577</text:p>
          </table:table-cell>
          <table:table-cell office:value-type="float" office:value="1.409696" calcext:value-type="float">
            <text:p>1.40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0947333333333" calcext:value-type="float">
            <text:p>1.00947</text:p>
          </table:table-cell>
          <table:table-cell office:value-type="float" office:value="2.89393866666667" calcext:value-type="float">
            <text:p>2.89394</text:p>
          </table:table-cell>
          <table:table-cell office:value-type="float" office:value="1.574576" calcext:value-type="float">
            <text:p>1.574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026133333333" calcext:value-type="float">
            <text:p>1.00026</text:p>
          </table:table-cell>
          <table:table-cell office:value-type="float" office:value="2.87954266666667" calcext:value-type="float">
            <text:p>2.87954</text:p>
          </table:table-cell>
          <table:table-cell office:value-type="float" office:value="1.684" calcext:value-type="float">
            <text:p>1.6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8364" calcext:value-type="float">
            <text:p>0.99836</text:p>
          </table:table-cell>
          <table:table-cell office:value-type="float" office:value="2.66785866666667" calcext:value-type="float">
            <text:p>2.66786</text:p>
          </table:table-cell>
          <table:table-cell office:value-type="float" office:value="1.206224" calcext:value-type="float">
            <text:p>1.20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829333333333" calcext:value-type="float">
            <text:p>0.99483</text:p>
          </table:table-cell>
          <table:table-cell office:value-type="float" office:value="2.39508133333333" calcext:value-type="float">
            <text:p>2.39508</text:p>
          </table:table-cell>
          <table:table-cell office:value-type="float" office:value="1.364976" calcext:value-type="float">
            <text:p>1.364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0406533333333" calcext:value-type="float">
            <text:p>1.60407</text:p>
          </table:table-cell>
          <table:table-cell office:value-type="float" office:value="2.739036" calcext:value-type="float">
            <text:p>2.73904</text:p>
          </table:table-cell>
          <table:table-cell office:value-type="float" office:value="4.385856" calcext:value-type="float">
            <text:p>4.385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1.24771617777778" calcext:value-type="float">
            <text:p>1.24772</text:p>
          </table:table-cell>
          <table:table-cell table:formula="of:=AVERAGE([.BT1:.BT15])" office:value-type="float" office:value="2.5986656" calcext:value-type="float">
            <text:p>2.59867</text:p>
          </table:table-cell>
          <table:table-cell table:formula="of:=AVERAGE([.BU1:.BU15])" office:value-type="float" office:value="2.42650773333333" calcext:value-type="float">
            <text:p>2.42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3340666666667" calcext:value-type="float">
            <text:p>1.53341</text:p>
          </table:table-cell>
          <table:table-cell office:value-type="float" office:value="2.904184" calcext:value-type="float">
            <text:p>2.90418</text:p>
          </table:table-cell>
          <table:table-cell office:value-type="float" office:value="4.368464" calcext:value-type="float">
            <text:p>4.36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1.41512426666667" calcext:value-type="float">
            <text:p>1.41512</text:p>
          </table:table-cell>
          <table:table-cell table:formula="of:=AVERAGE([.BT1:.BT5])" office:value-type="float" office:value="2.69396586666667" calcext:value-type="float">
            <text:p>2.69397</text:p>
          </table:table-cell>
          <table:table-cell table:formula="of:=AVERAGE([.BU1:.BU5])" office:value-type="float" office:value="3.3586336" calcext:value-type="float">
            <text:p>3.358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509333333333" calcext:value-type="float">
            <text:p>1.31509</text:p>
          </table:table-cell>
          <table:table-cell office:value-type="float" office:value="2.70030133333333" calcext:value-type="float">
            <text:p>2.7003</text:p>
          </table:table-cell>
          <table:table-cell office:value-type="float" office:value="2.742528" calcext:value-type="float">
            <text:p>2.74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286533333333" calcext:value-type="float">
            <text:p>1.31287</text:p>
          </table:table-cell>
          <table:table-cell office:value-type="float" office:value="2.700332" calcext:value-type="float">
            <text:p>2.70033</text:p>
          </table:table-cell>
          <table:table-cell office:value-type="float" office:value="2.7284" calcext:value-type="float">
            <text:p>2.72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31019066666667" calcext:value-type="float">
            <text:p>1.31019</text:p>
          </table:table-cell>
          <table:table-cell office:value-type="float" office:value="2.425976" calcext:value-type="float">
            <text:p>2.42598</text:p>
          </table:table-cell>
          <table:table-cell office:value-type="float" office:value="2.56792" calcext:value-type="float">
            <text:p>2.56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75392" calcext:value-type="float">
            <text:p>1.27539</text:p>
          </table:table-cell>
          <table:table-cell office:value-type="float" office:value="2.464988" calcext:value-type="float">
            <text:p>2.46499</text:p>
          </table:table-cell>
          <table:table-cell office:value-type="float" office:value="2.344032" calcext:value-type="float">
            <text:p>2.344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27224133333333" calcext:value-type="float">
            <text:p>1.27224</text:p>
          </table:table-cell>
          <table:table-cell office:value-type="float" office:value="2.64274666666667" calcext:value-type="float">
            <text:p>2.64275</text:p>
          </table:table-cell>
          <table:table-cell office:value-type="float" office:value="2.27048" calcext:value-type="float">
            <text:p>2.270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6793333333333" calcext:value-type="float">
            <text:p>1.26793</text:p>
          </table:table-cell>
          <table:table-cell office:value-type="float" office:value="2.45079466666667" calcext:value-type="float">
            <text:p>2.45079</text:p>
          </table:table-cell>
          <table:table-cell office:value-type="float" office:value="2.357504" calcext:value-type="float">
            <text:p>2.35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6944" calcext:value-type="float">
            <text:p>1.25694</text:p>
          </table:table-cell>
          <table:table-cell office:value-type="float" office:value="2.51392933333333" calcext:value-type="float">
            <text:p>2.51393</text:p>
          </table:table-cell>
          <table:table-cell office:value-type="float" office:value="2.359808" calcext:value-type="float">
            <text:p>2.35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3112" calcext:value-type="float">
            <text:p>1.23112</text:p>
          </table:table-cell>
          <table:table-cell office:value-type="float" office:value="2.49972" calcext:value-type="float">
            <text:p>2.49972</text:p>
          </table:table-cell>
          <table:table-cell office:value-type="float" office:value="2.336272" calcext:value-type="float">
            <text:p>2.336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3934266666667" calcext:value-type="float">
            <text:p>1.13934</text:p>
          </table:table-cell>
          <table:table-cell office:value-type="float" office:value="2.63819866666667" calcext:value-type="float">
            <text:p>2.6382</text:p>
          </table:table-cell>
          <table:table-cell office:value-type="float" office:value="1.919808" calcext:value-type="float">
            <text:p>1.91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9299733333333" calcext:value-type="float">
            <text:p>1.093</text:p>
          </table:table-cell>
          <table:table-cell office:value-type="float" office:value="2.55126933333333" calcext:value-type="float">
            <text:p>2.55127</text:p>
          </table:table-cell>
          <table:table-cell office:value-type="float" office:value="1.491104" calcext:value-type="float">
            <text:p>1.49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7031333333333" calcext:value-type="float">
            <text:p>1.07031</text:p>
          </table:table-cell>
          <table:table-cell office:value-type="float" office:value="2.26074666666667" calcext:value-type="float">
            <text:p>2.26075</text:p>
          </table:table-cell>
          <table:table-cell office:value-type="float" office:value="1.401696" calcext:value-type="float">
            <text:p>1.40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33576" calcext:value-type="float">
            <text:p>1.03358</text:p>
          </table:table-cell>
          <table:table-cell office:value-type="float" office:value="2.60821866666667" calcext:value-type="float">
            <text:p>2.60822</text:p>
          </table:table-cell>
          <table:table-cell office:value-type="float" office:value="1.439744" calcext:value-type="float">
            <text:p>1.439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026133333333" calcext:value-type="float">
            <text:p>1.00026</text:p>
          </table:table-cell>
          <table:table-cell office:value-type="float" office:value="2.87954266666667" calcext:value-type="float">
            <text:p>2.87954</text:p>
          </table:table-cell>
          <table:table-cell office:value-type="float" office:value="1.684" calcext:value-type="float">
            <text:p>1.6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699733333333" calcext:value-type="float">
            <text:p>1.627</text:p>
          </table:table-cell>
          <table:table-cell office:value-type="float" office:value="2.72597333333333" calcext:value-type="float">
            <text:p>2.72597</text:p>
          </table:table-cell>
          <table:table-cell office:value-type="float" office:value="4.58424" calcext:value-type="float">
            <text:p>4.58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1.25472568888889" calcext:value-type="float">
            <text:p>1.25473</text:p>
          </table:table-cell>
          <table:table-cell table:formula="of:=AVERAGE([.BT16:.BT30])" office:value-type="float" office:value="2.59068515555556" calcext:value-type="float">
            <text:p>2.59069</text:p>
          </table:table-cell>
          <table:table-cell table:formula="of:=AVERAGE([.BU16:.BU30])" office:value-type="float" office:value="2.45852693333333" calcext:value-type="float">
            <text:p>2.458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02852" calcext:value-type="float">
            <text:p>1.60285</text:p>
          </table:table-cell>
          <table:table-cell office:value-type="float" office:value="2.916668" calcext:value-type="float">
            <text:p>2.91667</text:p>
          </table:table-cell>
          <table:table-cell office:value-type="float" office:value="4.315248" calcext:value-type="float">
            <text:p>4.315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1.44498213333333" calcext:value-type="float">
            <text:p>1.44498</text:p>
          </table:table-cell>
          <table:table-cell table:formula="of:=AVERAGE([.BT16:.BT20])" office:value-type="float" office:value="2.64572826666667" calcext:value-type="float">
            <text:p>2.64573</text:p>
          </table:table-cell>
          <table:table-cell table:formula="of:=AVERAGE([.BU16:.BU20])" office:value-type="float" office:value="3.348736" calcext:value-type="float">
            <text:p>3.34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5753866666667" calcext:value-type="float">
            <text:p>1.35754</text:p>
          </table:table-cell>
          <table:table-cell office:value-type="float" office:value="2.46012666666667" calcext:value-type="float">
            <text:p>2.46013</text:p>
          </table:table-cell>
          <table:table-cell office:value-type="float" office:value="2.66408" calcext:value-type="float">
            <text:p>2.664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2806666666667" calcext:value-type="float">
            <text:p>1.32807</text:p>
          </table:table-cell>
          <table:table-cell office:value-type="float" office:value="2.694212" calcext:value-type="float">
            <text:p>2.69421</text:p>
          </table:table-cell>
          <table:table-cell office:value-type="float" office:value="2.744656" calcext:value-type="float">
            <text:p>2.744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309456" calcext:value-type="float">
            <text:p>1.30946</text:p>
          </table:table-cell>
          <table:table-cell office:value-type="float" office:value="2.43166133333333" calcext:value-type="float">
            <text:p>2.43166</text:p>
          </table:table-cell>
          <table:table-cell office:value-type="float" office:value="2.435456" calcext:value-type="float">
            <text:p>2.43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02128" calcext:value-type="float">
            <text:p>1.30213</text:p>
          </table:table-cell>
          <table:table-cell office:value-type="float" office:value="2.68198266666667" calcext:value-type="float">
            <text:p>2.68198</text:p>
          </table:table-cell>
          <table:table-cell office:value-type="float" office:value="2.271888" calcext:value-type="float">
            <text:p>2.271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069866666667" calcext:value-type="float">
            <text:p>1.2707</text:p>
          </table:table-cell>
          <table:table-cell office:value-type="float" office:value="2.68813866666667" calcext:value-type="float">
            <text:p>2.68814</text:p>
          </table:table-cell>
          <table:table-cell office:value-type="float" office:value="2.875056" calcext:value-type="float">
            <text:p>2.875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085466666667" calcext:value-type="float">
            <text:p>1.25085</text:p>
          </table:table-cell>
          <table:table-cell office:value-type="float" office:value="2.427452" calcext:value-type="float">
            <text:p>2.42745</text:p>
          </table:table-cell>
          <table:table-cell office:value-type="float" office:value="2.496752" calcext:value-type="float">
            <text:p>2.49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4651466666667" calcext:value-type="float">
            <text:p>1.24651</text:p>
          </table:table-cell>
          <table:table-cell office:value-type="float" office:value="2.453536" calcext:value-type="float">
            <text:p>2.45354</text:p>
          </table:table-cell>
          <table:table-cell office:value-type="float" office:value="2.271424" calcext:value-type="float">
            <text:p>2.271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4166933333333" calcext:value-type="float">
            <text:p>1.24167</text:p>
          </table:table-cell>
          <table:table-cell office:value-type="float" office:value="2.51756933333333" calcext:value-type="float">
            <text:p>2.51757</text:p>
          </table:table-cell>
          <table:table-cell office:value-type="float" office:value="2.412016" calcext:value-type="float">
            <text:p>2.412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12816" calcext:value-type="float">
            <text:p>1.11282</text:p>
          </table:table-cell>
          <table:table-cell office:value-type="float" office:value="2.528604" calcext:value-type="float">
            <text:p>2.5286</text:p>
          </table:table-cell>
          <table:table-cell office:value-type="float" office:value="1.477248" calcext:value-type="float">
            <text:p>1.47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072266666667" calcext:value-type="float">
            <text:p>1.08072</text:p>
          </table:table-cell>
          <table:table-cell office:value-type="float" office:value="2.64345333333333" calcext:value-type="float">
            <text:p>2.64345</text:p>
          </table:table-cell>
          <table:table-cell office:value-type="float" office:value="1.804864" calcext:value-type="float">
            <text:p>1.80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5718666666667" calcext:value-type="float">
            <text:p>1.05719</text:p>
          </table:table-cell>
          <table:table-cell office:value-type="float" office:value="2.23119333333333" calcext:value-type="float">
            <text:p>2.23119</text:p>
          </table:table-cell>
          <table:table-cell office:value-type="float" office:value="1.540704" calcext:value-type="float">
            <text:p>1.54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2391066666667" calcext:value-type="float">
            <text:p>1.02391</text:p>
          </table:table-cell>
          <table:table-cell office:value-type="float" office:value="2.565768" calcext:value-type="float">
            <text:p>2.56577</text:p>
          </table:table-cell>
          <table:table-cell office:value-type="float" office:value="1.409696" calcext:value-type="float">
            <text:p>1.40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0947333333333" calcext:value-type="float">
            <text:p>1.00947</text:p>
          </table:table-cell>
          <table:table-cell office:value-type="float" office:value="2.89393866666667" calcext:value-type="float">
            <text:p>2.89394</text:p>
          </table:table-cell>
          <table:table-cell office:value-type="float" office:value="1.574576" calcext:value-type="float">
            <text:p>1.574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5835066666667" calcext:value-type="float">
            <text:p>1.55835</text:p>
          </table:table-cell>
          <table:table-cell office:value-type="float" office:value="2.422896" calcext:value-type="float">
            <text:p>2.4229</text:p>
          </table:table-cell>
          <table:table-cell office:value-type="float" office:value="4.23944" calcext:value-type="float">
            <text:p>4.239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1.25564266666667" calcext:value-type="float">
            <text:p>1.25564</text:p>
          </table:table-cell>
          <table:table-cell table:formula="of:=AVERAGE([.BT31:.BT45])" office:value-type="float" office:value="2.65946284444444" calcext:value-type="float">
            <text:p>2.65946</text:p>
          </table:table-cell>
          <table:table-cell table:formula="of:=AVERAGE([.BU31:.BU45])" office:value-type="float" office:value="2.59483626666667" calcext:value-type="float">
            <text:p>2.59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555" calcext:value-type="float">
            <text:p>1.5555</text:p>
          </table:table-cell>
          <table:table-cell office:value-type="float" office:value="2.83071333333333" calcext:value-type="float">
            <text:p>2.83071</text:p>
          </table:table-cell>
          <table:table-cell office:value-type="float" office:value="3.585824" calcext:value-type="float">
            <text:p>3.585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1.4789624" calcext:value-type="float">
            <text:p>1.47896</text:p>
          </table:table-cell>
          <table:table-cell table:formula="of:=AVERAGE([.BT31:.BT35])" office:value-type="float" office:value="2.67750186666667" calcext:value-type="float">
            <text:p>2.6775</text:p>
          </table:table-cell>
          <table:table-cell table:formula="of:=AVERAGE([.BU31:.BU35])" office:value-type="float" office:value="3.759904" calcext:value-type="float">
            <text:p>3.759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1828133333333" calcext:value-type="float">
            <text:p>1.51828</text:p>
          </table:table-cell>
          <table:table-cell office:value-type="float" office:value="2.70121466666667" calcext:value-type="float">
            <text:p>2.70121</text:p>
          </table:table-cell>
          <table:table-cell office:value-type="float" office:value="4.179584" calcext:value-type="float">
            <text:p>4.179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230133333333" calcext:value-type="float">
            <text:p>1.4323</text:p>
          </table:table-cell>
          <table:table-cell office:value-type="float" office:value="2.76387466666667" calcext:value-type="float">
            <text:p>2.76387</text:p>
          </table:table-cell>
          <table:table-cell office:value-type="float" office:value="3.69592" calcext:value-type="float">
            <text:p>3.695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33037866666667" calcext:value-type="float">
            <text:p>1.33038</text:p>
          </table:table-cell>
          <table:table-cell office:value-type="float" office:value="2.66881066666667" calcext:value-type="float">
            <text:p>2.66881</text:p>
          </table:table-cell>
          <table:table-cell office:value-type="float" office:value="3.098752" calcext:value-type="float">
            <text:p>3.098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8132" calcext:value-type="float">
            <text:p>1.31813</text:p>
          </table:table-cell>
          <table:table-cell office:value-type="float" office:value="2.64458133333333" calcext:value-type="float">
            <text:p>2.64458</text:p>
          </table:table-cell>
          <table:table-cell office:value-type="float" office:value="2.756608" calcext:value-type="float">
            <text:p>2.756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393066666667" calcext:value-type="float">
            <text:p>1.22393</text:p>
          </table:table-cell>
          <table:table-cell office:value-type="float" office:value="2.76244266666667" calcext:value-type="float">
            <text:p>2.76244</text:p>
          </table:table-cell>
          <table:table-cell office:value-type="float" office:value="2.679808" calcext:value-type="float">
            <text:p>2.67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943066666667" calcext:value-type="float">
            <text:p>1.21943</text:p>
          </table:table-cell>
          <table:table-cell office:value-type="float" office:value="2.93867066666667" calcext:value-type="float">
            <text:p>2.93867</text:p>
          </table:table-cell>
          <table:table-cell office:value-type="float" office:value="2.614816" calcext:value-type="float">
            <text:p>2.614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1896" calcext:value-type="float">
            <text:p>1.2119</text:p>
          </table:table-cell>
          <table:table-cell office:value-type="float" office:value="2.43632666666667" calcext:value-type="float">
            <text:p>2.43633</text:p>
          </table:table-cell>
          <table:table-cell office:value-type="float" office:value="2.100432" calcext:value-type="float">
            <text:p>2.10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7279466666667" calcext:value-type="float">
            <text:p>1.17279</text:p>
          </table:table-cell>
          <table:table-cell office:value-type="float" office:value="2.535688" calcext:value-type="float">
            <text:p>2.53569</text:p>
          </table:table-cell>
          <table:table-cell office:value-type="float" office:value="2.258784" calcext:value-type="float">
            <text:p>2.258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5400666666667" calcext:value-type="float">
            <text:p>1.15401</text:p>
          </table:table-cell>
          <table:table-cell office:value-type="float" office:value="2.46902133333333" calcext:value-type="float">
            <text:p>2.46902</text:p>
          </table:table-cell>
          <table:table-cell office:value-type="float" office:value="1.997456" calcext:value-type="float">
            <text:p>1.997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663733333333" calcext:value-type="float">
            <text:p>1.10664</text:p>
          </table:table-cell>
          <table:table-cell office:value-type="float" office:value="2.65277066666667" calcext:value-type="float">
            <text:p>2.65277</text:p>
          </table:table-cell>
          <table:table-cell office:value-type="float" office:value="1.337968" calcext:value-type="float">
            <text:p>1.337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980666666667" calcext:value-type="float">
            <text:p>1.03981</text:p>
          </table:table-cell>
          <table:table-cell office:value-type="float" office:value="3.001992" calcext:value-type="float">
            <text:p>3.00199</text:p>
          </table:table-cell>
          <table:table-cell office:value-type="float" office:value="1.805952" calcext:value-type="float">
            <text:p>1.805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8364" calcext:value-type="float">
            <text:p>0.99836</text:p>
          </table:table-cell>
          <table:table-cell office:value-type="float" office:value="2.66785866666667" calcext:value-type="float">
            <text:p>2.66786</text:p>
          </table:table-cell>
          <table:table-cell office:value-type="float" office:value="1.206224" calcext:value-type="float">
            <text:p>1.20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829333333333" calcext:value-type="float">
            <text:p>0.99483</text:p>
          </table:table-cell>
          <table:table-cell office:value-type="float" office:value="2.39508133333333" calcext:value-type="float">
            <text:p>2.39508</text:p>
          </table:table-cell>
          <table:table-cell office:value-type="float" office:value="1.364976" calcext:value-type="float">
            <text:p>1.364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817866666667" calcext:value-type="float">
            <text:p>1.06818</text:p>
          </table:table-cell>
          <table:table-cell office:value-type="float" office:value="3.00437333333333" calcext:value-type="float">
            <text:p>3.00437</text:p>
          </table:table-cell>
          <table:table-cell office:value-type="float" office:value="1.7768" calcext:value-type="float">
            <text:p>1.77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1.25749555555556" calcext:value-type="float">
            <text:p>1.2575</text:p>
          </table:table-cell>
          <table:table-cell table:formula="of:=AVERAGE([.BT46:.BT60])" office:value-type="float" office:value="2.66407893333333" calcext:value-type="float">
            <text:p>2.66408</text:p>
          </table:table-cell>
          <table:table-cell table:formula="of:=AVERAGE([.BU46:.BU60])" office:value-type="float" office:value="2.54287893333333" calcext:value-type="float">
            <text:p>2.5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792133333333" calcext:value-type="float">
            <text:p>1.17792</text:p>
          </table:table-cell>
          <table:table-cell office:value-type="float" office:value="2.939128" calcext:value-type="float">
            <text:p>2.93913</text:p>
          </table:table-cell>
          <table:table-cell office:value-type="float" office:value="2.551504" calcext:value-type="float">
            <text:p>2.5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1.30039786666667" calcext:value-type="float">
            <text:p>1.3004</text:p>
          </table:table-cell>
          <table:table-cell table:formula="of:=AVERAGE([.BT46:.BT50])" office:value-type="float" office:value="2.8736304" calcext:value-type="float">
            <text:p>2.87363</text:p>
          </table:table-cell>
          <table:table-cell table:formula="of:=AVERAGE([.BU46:.BU50])" office:value-type="float" office:value="2.8470944" calcext:value-type="float">
            <text:p>2.84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4112533333333" calcext:value-type="float">
            <text:p>1.54113</text:p>
          </table:table-cell>
          <table:table-cell office:value-type="float" office:value="2.868292" calcext:value-type="float">
            <text:p>2.86829</text:p>
          </table:table-cell>
          <table:table-cell office:value-type="float" office:value="3.603984" calcext:value-type="float">
            <text:p>3.603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21776666666667" calcext:value-type="float">
            <text:p>1.21777</text:p>
          </table:table-cell>
          <table:table-cell office:value-type="float" office:value="2.78772133333333" calcext:value-type="float">
            <text:p>2.78772</text:p>
          </table:table-cell>
          <table:table-cell office:value-type="float" office:value="2.597136" calcext:value-type="float">
            <text:p>2.59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49699733333333" calcext:value-type="float">
            <text:p>1.497</text:p>
          </table:table-cell>
          <table:table-cell office:value-type="float" office:value="2.76863733333333" calcext:value-type="float">
            <text:p>2.76864</text:p>
          </table:table-cell>
          <table:table-cell office:value-type="float" office:value="3.706048" calcext:value-type="float">
            <text:p>3.7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20092" calcext:value-type="float">
            <text:p>1.52009</text:p>
          </table:table-cell>
          <table:table-cell office:value-type="float" office:value="2.70637866666667" calcext:value-type="float">
            <text:p>2.70638</text:p>
          </table:table-cell>
          <table:table-cell office:value-type="float" office:value="4.042224" calcext:value-type="float">
            <text:p>4.042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2518133333333" calcext:value-type="float">
            <text:p>1.32518</text:p>
          </table:table-cell>
          <table:table-cell office:value-type="float" office:value="2.67590266666667" calcext:value-type="float">
            <text:p>2.6759</text:p>
          </table:table-cell>
          <table:table-cell office:value-type="float" office:value="3.03336" calcext:value-type="float">
            <text:p>3.03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449866666667" calcext:value-type="float">
            <text:p>1.2645</text:p>
          </table:table-cell>
          <table:table-cell office:value-type="float" office:value="2.656276" calcext:value-type="float">
            <text:p>2.65628</text:p>
          </table:table-cell>
          <table:table-cell office:value-type="float" office:value="2.746976" calcext:value-type="float">
            <text:p>2.746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0076133333333" calcext:value-type="float">
            <text:p>1.10076</text:p>
          </table:table-cell>
          <table:table-cell office:value-type="float" office:value="2.63319466666667" calcext:value-type="float">
            <text:p>2.63319</text:p>
          </table:table-cell>
          <table:table-cell office:value-type="float" office:value="1.286384" calcext:value-type="float">
            <text:p>1.28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70697333333333" calcext:value-type="float">
            <text:p>0.9707</text:p>
          </table:table-cell>
          <table:table-cell office:value-type="float" office:value="2.631936" calcext:value-type="float">
            <text:p>2.63194</text:p>
          </table:table-cell>
          <table:table-cell office:value-type="float" office:value="1.186432" calcext:value-type="float">
            <text:p>1.18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5191466666667" calcext:value-type="float">
            <text:p>1.15191</text:p>
          </table:table-cell>
          <table:table-cell office:value-type="float" office:value="2.558208" calcext:value-type="float">
            <text:p>2.55821</text:p>
          </table:table-cell>
          <table:table-cell office:value-type="float" office:value="2.207536" calcext:value-type="float">
            <text:p>2.20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8826666666667" calcext:value-type="float">
            <text:p>1.18827</text:p>
          </table:table-cell>
          <table:table-cell office:value-type="float" office:value="2.494952" calcext:value-type="float">
            <text:p>2.49495</text:p>
          </table:table-cell>
          <table:table-cell office:value-type="float" office:value="2.005104" calcext:value-type="float">
            <text:p>2.00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0986133333333" calcext:value-type="float">
            <text:p>1.20986</text:p>
          </table:table-cell>
          <table:table-cell office:value-type="float" office:value="2.416684" calcext:value-type="float">
            <text:p>2.41668</text:p>
          </table:table-cell>
          <table:table-cell office:value-type="float" office:value="2.048208" calcext:value-type="float">
            <text:p>2.04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242666666667" calcext:value-type="float">
            <text:p>1.62243</text:p>
          </table:table-cell>
          <table:table-cell office:value-type="float" office:value="2.414148" calcext:value-type="float">
            <text:p>2.41415</text:p>
          </table:table-cell>
          <table:table-cell office:value-type="float" office:value="4.053872" calcext:value-type="float">
            <text:p>4.053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6744" calcext:value-type="float">
            <text:p>1.00674</text:p>
          </table:table-cell>
          <table:table-cell office:value-type="float" office:value="2.405352" calcext:value-type="float">
            <text:p>2.40535</text:p>
          </table:table-cell>
          <table:table-cell office:value-type="float" office:value="1.297616" calcext:value-type="float">
            <text:p>1.297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2:49:55.980744377</dc:date>
    <meta:document-statistic meta:table-count="2" meta:cell-count="9024" meta:object-count="0"/>
    <meta:generator>LibreOffice/4.2.8.2$Linux_X86_64 LibreOffice_project/420m0$Build-2</meta:generator>
  </office:meta>
</office:document-meta>
</file>